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3.0709in"/>
    </style:style>
    <style:style style:name="co5" style:family="table-column">
      <style:table-column-properties fo:break-before="auto" style:column-width="5.47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Location</text:p>
          </table:table-cell>
          <table:table-cell office:value-type="string">
            <text:p>Quantity</text:p>
          </table:table-cell>
          <table:table-cell office:value-type="string">
            <text:p>Description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nclosure – Recessed</text:p>
          </table:table-cell>
          <table:table-cell office:value-type="string">
            <text:p>https://www.polycase.com/sl-68p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idi-controller circuit board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USB-C port/cable</text:p>
          </table:table-cell>
          <table:table-cell office:value-type="string">
            <text:p>https://www.digikey.com/en/products/detail/adafruit-industries-llc/4056/9997694?s=N4IgTCBcDaIIYBM4DMBOBXAlgFwAQBYAGAVgDYQBdAXyA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uttons</text:p>
          </table:table-cell>
          <table:table-cell office:value-type="string">
            <text:p>https://www.mouser.com/ProductDetail/E-Switch/PS1023ABLK?qs=%2Fha2pyFadugnyIK7CbrZsCwNT5DnLwgnk%2FYAekgYr%252BWbFIEyVFM9Ug%3D%3D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ubber feet</text:p>
          </table:table-cell>
          <table:table-cell office:value-type="string">
            <text:p>https://www.digikey.com/en/products/detail/3m/SJ-5003-BLACK/102573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abel/stickers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lider knobs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Washers</text:p>
          </table:table-cell>
          <table:table-cell office:value-type="string">
            <text:p>https://www.mcmaster.com/90107A005/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andoff screws</text:p>
          </table:table-cell>
          <table:table-cell office:value-type="string">
            <text:p>https://www.mcmaster.com/91772A111/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iddle bottom standoffs</text:p>
          </table:table-cell>
          <table:table-cell office:value-type="string">
            <text:p>https://www.mcmaster.com/91125A436/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iddle top standoffs</text:p>
          </table:table-cell>
          <table:table-cell office:value-type="string">
            <text:p>https://www.mcmaster.com/91075A432/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ounting standoffs</text:p>
          </table:table-cell>
          <table:table-cell office:value-type="string">
            <text:p>https://www.mcmaster.com/92510A424/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6">05/06/2021</text:date>, <text:time>19:3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achus Project</meta:initial-creator>
    <meta:creation-date>2021-03-09T17:34:08.81</meta:creation-date>
    <meta:generator>OpenOffice/4.1.9$Win32 OpenOffice.org_project/419m1$Build-9805</meta:generator>
    <dc:date>2021-05-06T19:33:33.26</dc:date>
    <dc:creator>Inachus Project</dc:creator>
    <meta:editing-duration>PT15H49M40S</meta:editing-duration>
    <meta:editing-cycles>13</meta:editing-cycles>
    <meta:document-statistic meta:table-count="3" meta:cell-count="50" meta:object-count="0"/>
  </office:meta>
</office:document-meta>
</file>